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 New Roman"/>
    </style:style>
    <style:style style:name="P2" style:family="paragraph" style:parent-style-name="Heading_20_1">
      <style:text-properties officeooo:rsid="0004e91d" officeooo:paragraph-rsid="0004e91d"/>
    </style:style>
    <style:style style:name="T1" style:family="text">
      <style:text-properties officeooo:rsid="0004e9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The Practical advantages of open source software</text:h>
      <text:p text:style-name="P1"><text:tab/><text:span text:style-name="T1">This document will be used for my section -J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20:59:23.929111226</meta:creation-date>
    <dc:date>2016-03-15T21:02:06.736308739</dc:date>
    <meta:editing-duration>P0D</meta:editing-duration>
    <meta:editing-cycles>1</meta:editing-cycles>
    <meta:document-statistic meta:table-count="0" meta:image-count="0" meta:object-count="0" meta:page-count="1" meta:paragraph-count="2" meta:word-count="16" meta:character-count="95" meta:non-whitespace-character-count="80"/>
    <meta:generator>LibreOffice/4.2.8.2$Linux_X86_64 LibreOffice_project/420m0$Build-2</meta:generator>
  </office:meta>
</office:document-meta>
</file>